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style:font-name="Liberation Serif1" style:text-underline-style="none" fo:font-weight="normal" style:font-weight-asian="normal" style:font-weight-complex="normal"/>
    </style:style>
    <style:style style:name="T4" style:family="text">
      <style:text-properties style:font-name="Liberation Serif1"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30 CUESTIONES DE USABILIDAD A TENER EN CUENTA:</text:p>
      <text:p text:style-name="P1"><text:span text:style-name="T2"/></text:p>
      <text:p text:style-name="P1"><text:span text:style-name="T1">1.-<text:tab/>PRINCIPIO 7</text:span><text:span text:style-name="T4">±</text:span><text:span text:style-name="T1">2:</text:span></text:p>
      <text:p text:style-name="P1"><text:span text:style-name="T2">La memoria a corto plazo del ser humano puede retener entre 5 y 9 cosas a la vez. Por esto se suelen limitar las opciones de navegabilidad en los menús a 7. Sin embargo, no está del todo claro cómo aplicar el principio 7</text:span><text:span text:style-name="T3">±2 en la Web.</text:span></text:p>
      <text:p text:style-name="P1"><text:span text:style-name="T3"/></text:p>
      <text:p text:style-name="P1"><text:span text:style-name="T4">2.-<text:tab/>REGLA DE LOS 2 SEGUNDOS:</text:span></text:p>
      <text:p text:style-name="P1"><text:span text:style-name="T3">Por el principio que afirma que “en cuanto menos espera el usuario, mejor es su UX”, se razonó que un usuario no tiene que esperar más de 2 segundos para ciertos tipos de respuestas del sistema (cambiar de app, abrir una app).</text:span></text:p>
      <text:p text:style-name="P1"><text:span text:style-name="T3"/></text:p>
      <text:p text:style-name="P1"><text:span text:style-name="T4">3.-<text:tab/>REGLA DE LOS 3 CLICKS:</text:span></text:p>
      <text:p text:style-name="P1"><text:span text:style-name="T3">Los usuarios dejan de usar una página si no encuentran lo que buscan en unos 3 clicks de ratón. <text:s/>Generalmente el número de clicks no importa, lo realmente importante es que el usuario sepa dónde está, dónde estaba y a dónde puede ir.</text:span></text:p>
      <text:p text:style-name="P1"><text:span text:style-name="T3"/></text:p>
      <text:p text:style-name="P1"><text:span text:style-name="T4">4.-<text:tab/>REGLA 80/20 (EL PRINCIPIO DE PARETO):</text:span></text:p>
      <text:p text:style-name="P1"><text:span text:style-name="T3">Afirma que “el 80% de los efectos provienen del 20% de las causas”. Esto significa que se puede llevar a cabo mejoras drásticas identificando el 20% de usuarios que representan el 80% de las contribuciones.</text:span></text:p>
      <text:p text:style-name="P1"><text:span text:style-name="T3"/></text:p>
      <text:p text:style-name="P1"><text:span text:style-name="T4">5.-<text:tab/>LAS 8 REGLAS DE ORO DEL DISEÑO DE INTERFÍCIES:</text:span></text:p>
      <text:list xml:id="list1020229916" text:style-name="L1">
        <text:list-item>
          <text:list>
            <text:list-item>
              <text:list>
                <text:list-item>
                  <text:p text:style-name="P2"><text:span text:style-name="T3">Ser coherente.</text:span></text:p>
                </text:list-item>
                <text:list-item>
                  <text:p text:style-name="P2"><text:span text:style-name="T3">Permitir que los usuarios frecuentes usen atajos.</text:span></text:p>
                </text:list-item>
                <text:list-item>
                  <text:p text:style-name="P2"><text:span text:style-name="T3">Ofrecer feedback informativo.</text:span></text:p>
                </text:list-item>
                <text:list-item>
                  <text:p text:style-name="P2"><text:span text:style-name="T3">Diseñar el cuadro de diálogo de modo que produzca el cierre.</text:span></text:p>
                </text:list-item>
                <text:list-item>
                  <text:p text:style-name="P2"><text:span text:style-name="T3">Ofrecer un manejo de errores sencillo.</text:span></text:p>
                </text:list-item>
                <text:list-item>
                  <text:p text:style-name="P2"><text:span text:style-name="T3">Permitir deshacer acciones fácilmente.</text:span></text:p>
                </text:list-item>
                <text:list-item>
                  <text:p text:style-name="P2"><text:span text:style-name="T3">Dar la sensación de control.</text:span></text:p>
                </text:list-item>
                <text:list-item>
                  <text:p text:style-name="P2"><text:span text:style-name="T3">Reducir la carga de memoria a corto plazo.</text:span></text:p>
                </text:list-item>
              </text:list>
            </text:list-item>
          </text:list>
        </text:list-item>
      </text:list>
      <text:p text:style-name="P1"><text:span text:style-name="T3"/></text:p>
      <text:p text:style-name="P1"><text:span text:style-name="T4">6.-<text:tab/>LEY DE FITTS:</text:span></text:p>
      <text:p text:style-name="P1"><text:span text:style-name="T3">Predice el tiempo que requiere desplazarse rápidamente a un objetivo en función de la distancia y del tamaño del mismo. Ésta puede ser importante a la hora de colocar las áreas de contenido de modo más usable para maximizar su accesibilidad y mejorar la tasa de clicks.</text:span></text:p>
      <text:p text:style-name="P1"><text:span text:style-name="T3"/></text:p>
      <text:p text:style-name="P1"><text:span text:style-name="T4">7.-<text:tab/>PIRAMIDE INVERTIDA:</text:span></text:p>
      <text:p text:style-name="P1"><text:span text:style-name="T3">Es un estilo de escritura en la que el resumen se halla al principio del artículo. Éste empieza con una conclusión, sigue por los puntos importantes y finaliza con los detalles menores. Puesto que los usuarios web quieren respuestas inmediatas, este estilo es importante para mejorar la UX.</text:span></text:p>
      <text:p text:style-name="P1"><text:span text:style-name="T3"/></text:p>
      <text:p text:style-name="P1"><text:span text:style-name="T4">8.-<text:tab/>S A T I S F I C I N G:</text:span></text:p>
      <text:p text:style-name="P1"><text:span text:style-name="T3">Los usuarios web no pretenden hallar la información óptimamente, sino rápida y chapuceramente.</text:span></text:p>
      <text:p text:style-name="P1"><text:span text:style-name="T2">Se conforman con una solución “suficientemente buena” aunque a la larga una solución alternativa sea mejor.</text:span></text:p>
      <text:p text:style-name="P1"><text:span text:style-name="T2"/></text:p>
      <text:p text:style-name="P1"><text:span text:style-name="T1">9.-<text:tab/>BABY-DUCK-SYNDROME:</text:span></text:p>
      <text:p text:style-name="P1"><text:span text:style-name="T2">Los usuarios prefieren el primer diseño que aprendieron y juzgan los demás en función a la similitud con éste. Esto implica que lo desconocido/nuevo/cambios no agradan.</text:span></text:p>
      <text:p text:style-name="P1"><text:span text:style-name="T2"/></text:p>
      <text:p text:style-name="P1"><text:span text:style-name="T2"/></text:p>
      <text:p text:style-name="P1"><text:soft-page-break/><text:span text:style-name="T1">10.-<text:tab/>BANNER BLINDNESS:</text:span></text:p>
      <text:p text:style-name="P1"><text:span text:style-name="T2">Los usuarios web suelen ignorar todo lo que parece un anuncio. Cuando buscan información en una página, se centran en las partes de la página en las que suponen que está la información importante.</text:span></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 </meta:initial-creator>
    <meta:creation-date>2014-06-14T17:00:39</meta:creation-date>
    <dc:date>2014-06-14T18:54:10</dc:date>
    <dc:creator>Gabriel </dc:creator>
    <meta:editing-duration>PT1H51M3S</meta:editing-duration>
    <meta:editing-cycles>26</meta:editing-cycles>
    <meta:generator>LibreOffice/3.5$Linux_x86 LibreOffice_project/350m1$Build-2</meta:generator>
    <meta:document-statistic meta:table-count="0" meta:image-count="0" meta:object-count="0" meta:page-count="2" meta:paragraph-count="29" meta:word-count="470" meta:character-count="2660" meta:non-whitespace-character-count="2226"/>
  </office:meta>
</office:document-meta>
</file>